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5" style:family="graphic" style:parent-style-name="objectwithoutfill">
      <style:graphic-properties svg:stroke-width="0.025cm" draw:marker-start-width="0.266cm" draw:marker-end="Short_20_line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draw:stroke="dash" draw:stroke-dash="Ultrafine_20_Dashed"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1cm" draw:marker-start="Circle" draw:marker-start-width="0.344cm" draw:marker-start-center="false" draw:marker-end="Arrow_20_concave" draw:marker-end-width="0.344cm" draw:marker-end-center="false" draw:fill="none" draw:textarea-vertical-align="middle" fo:padding-top="0.15cm" fo:padding-bottom="0.15cm" fo:padding-left="0.275cm" fo:padding-right="0.275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22cm"/>
    </style:style>
    <style:style style:name="P1" style:family="paragraph">
      <style:paragraph-properties fo:text-align="center"/>
    </style:style>
    <style:style style:name="P2" style:family="paragraph">
      <style:text-properties style:font-name="Ubuntu Mono1" fo:font-size="13pt" style:font-size-asian="13pt" style:font-size-complex="13pt"/>
    </style:style>
    <style:style style:name="T1" style:family="text">
      <style:text-properties style:font-name="Ubuntu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9.398cm" svg:x="2.778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16.621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3.413cm" svg:y="4.68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8.112cm" svg:y="3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05cm" svg:height="0.712cm" svg:x="3.667cm" svg:y="3.971cm">
          <draw:text-box>
            <text:p><text:span text:style-name="T1">local1</text:span></text:p>
          </draw:text-box>
        </draw:frame>
        <draw:frame draw:style-name="gr4" draw:text-style-name="P2" draw:layer="layout" svg:width="3.048cm" svg:height="0.712cm" svg:x="8.239cm" svg:y="2.574cm">
          <draw:text-box>
            <text:p><text:span text:style-name="T1">proxy.com</text:span></text:p>
          </draw:text-box>
        </draw:frame>
        <draw:line draw:style-name="gr5" draw:text-style-name="P1" draw:layer="layout" svg:x1="6.334cm" svg:y1="4.937cm" svg:x2="8.112cm" svg:y2="4.429cm">
          <text:p/>
        </draw:line>
        <draw:line draw:style-name="gr5" draw:text-style-name="P1" draw:layer="layout" svg:x1="6.334cm" svg:y1="5.318cm" svg:x2="8.112cm" svg:y2="4.81cm">
          <text:p/>
        </draw:line>
        <draw:frame draw:style-name="gr6" draw:text-style-name="P2" draw:layer="layout" svg:width="1.416cm" svg:height="0.712cm" svg:x="3.902cm" svg:y="5.495cm">
          <draw:text-box>
            <text:p><text:span text:style-name="T1">2201</text:span></text:p>
          </draw:text-box>
        </draw:frame>
        <draw:frame draw:style-name="gr7" draw:text-style-name="P2" draw:layer="layout" svg:width="1.188cm" svg:height="0.762cm" svg:x="6.797cm" svg:y="3.794cm">
          <draw:text-box>
            <text:p><text:span text:style-name="T1">ssh</text:span></text:p>
          </draw:text-box>
        </draw:frame>
        <draw:frame draw:style-name="gr6" draw:text-style-name="P2" draw:layer="layout" svg:width="11.018cm" svg:height="0.712cm" svg:x="3.159cm" svg:y="7.096cm">
          <draw:text-box>
            <text:p><text:span text:style-name="T1">(1) <text:s/>ssh user@proxy.com -L 2201:localhost:3527</text:span></text:p>
          </draw:text-box>
        </draw:frame>
        <draw:custom-shape draw:style-name="gr8" draw:text-style-name="P1" draw:layer="layout" svg:width="4.683cm" svg:height="4.628cm" draw:transform="rotate (-1.5390313344086) translate (6.769cm 3.032cm)">
          <text:p/>
          <draw:enhanced-geometry svg:viewBox="0 0 21600 21600" draw:type="block-arc" draw:modifiers="-132.78295724719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2" draw:layer="layout" svg:width="7.36cm" svg:height="0.712cm" svg:x="5.318cm" svg:y="7.731cm">
          <draw:text-box>
            <text:p><text:span text:style-name="T1">local1:2201 ==&gt; proxy.com:3527</text:span></text:p>
          </draw:text-box>
        </draw:frame>
        <draw:line draw:style-name="gr9" draw:text-style-name="P1" draw:layer="layout" svg:x1="4.683cm" svg:y1="5.572cm" svg:x2="9.636cm" svg:y2="4.175cm">
          <text:p/>
        </draw:line>
        <draw:custom-shape draw:style-name="gr2" draw:text-style-name="P1" draw:layer="layout" svg:width="2.921cm" svg:height="1.778cm" svg:x="12.938cm" svg:y="4.68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509cm" svg:y1="4.076cm" svg:x2="14.208cm" svg:y2="5.572cm">
          <text:p/>
        </draw:line>
        <draw:frame draw:style-name="gr10" draw:text-style-name="P2" draw:layer="layout" svg:width="1.289cm" svg:height="0.712cm" svg:x="17.618cm" svg:y="5.191cm">
          <draw:text-box>
            <text:p><text:span text:style-name="T1">22</text:span></text:p>
          </draw:text-box>
        </draw:frame>
        <draw:line draw:style-name="gr5" draw:text-style-name="P1" draw:layer="layout" svg:x1="12.938cm" svg:y1="4.937cm" svg:x2="11.033cm" svg:y2="4.302cm">
          <text:p/>
        </draw:line>
        <draw:line draw:style-name="gr5" draw:text-style-name="P1" draw:layer="layout" svg:x1="12.938cm" svg:y1="5.445cm" svg:x2="11.033cm" svg:y2="4.81cm">
          <text:p/>
        </draw:line>
        <draw:frame draw:style-name="gr7" draw:text-style-name="P2" draw:layer="layout" svg:width="1.188cm" svg:height="0.762cm" svg:x="11.369cm" svg:y="3.794cm">
          <draw:text-box>
            <text:p><text:span text:style-name="T1">ssh</text:span></text:p>
          </draw:text-box>
        </draw:frame>
        <draw:custom-shape draw:style-name="gr8" draw:text-style-name="P1" draw:layer="layout" svg:width="4.683cm" svg:height="4.624cm" draw:transform="rotate (-1.5390313344086) translate (17.053cm 2.905cm)">
          <text:p/>
          <draw:enhanced-geometry svg:viewBox="0 0 21600 21600" draw:mirror-vertical="true" draw:mirror-horizontal="true" draw:type="block-arc" draw:modifiers="-132.78295724719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2" draw:layer="layout" svg:width="1.416cm" svg:height="0.712cm" svg:x="8.982cm" svg:y="3.336cm">
          <draw:text-box>
            <text:p><text:span text:style-name="T1">3527</text:span></text:p>
          </draw:text-box>
        </draw:frame>
        <draw:frame draw:style-name="gr3" draw:text-style-name="P2" draw:layer="layout" svg:width="1.905cm" svg:height="0.712cm" svg:x="13.446cm" svg:y="4.048cm">
          <draw:text-box>
            <text:p><text:span text:style-name="T1">local2</text:span></text:p>
          </draw:text-box>
        </draw:frame>
        <draw:frame draw:style-name="gr6" draw:text-style-name="P2" draw:layer="layout" svg:width="9.875cm" svg:height="0.712cm" svg:x="3.159cm" svg:y="8.543cm">
          <draw:text-box>
            <text:p><text:span text:style-name="T1">(2) <text:s/>ssh user@proxy.com -R 3527:local3:22</text:span></text:p>
          </draw:text-box>
        </draw:frame>
        <draw:frame draw:style-name="gr6" draw:text-style-name="P2" draw:layer="layout" svg:width="6.903cm" svg:height="0.712cm" svg:x="5.349cm" svg:y="9.178cm">
          <draw:text-box>
            <text:p><text:span text:style-name="T1">proxy.com:3527 ==&gt; local3:22</text:span></text:p>
          </draw:text-box>
        </draw:frame>
        <draw:frame draw:style-name="gr7" draw:text-style-name="P2" draw:layer="layout" svg:width="1.188cm" svg:height="0.762cm" svg:x="6.842cm" svg:y="5.064cm">
          <draw:text-box>
            <text:p><text:span text:style-name="T1">(1)</text:span></text:p>
          </draw:text-box>
        </draw:frame>
        <draw:frame draw:style-name="gr7" draw:text-style-name="P2" draw:layer="layout" svg:width="1.188cm" svg:height="0.762cm" svg:x="11.242cm" svg:y="5.191cm">
          <draw:text-box>
            <text:p><text:span text:style-name="T1">(2)</text:span></text:p>
          </draw:text-box>
        </draw:frame>
        <draw:frame draw:style-name="gr11" draw:text-style-name="P2" draw:layer="layout" svg:width="10.922cm" svg:height="0.712cm" svg:x="3.159cm" svg:y="10.194cm">
          <draw:text-box>
            <text:p><text:span text:style-name="T1">(1) &amp; (2) =&gt; <text:s/>( local1:2201 ==&gt; local3:22 )</text:span></text:p>
          </draw:text-box>
        </draw:frame>
        <draw:line draw:style-name="gr9" draw:text-style-name="P1" draw:layer="layout" svg:x1="14.081cm" svg:y1="5.473cm" svg:x2="17.764cm" svg:y2="5.572cm">
          <text:p/>
        </draw:line>
        <draw:frame draw:style-name="gr3" draw:text-style-name="P2" draw:layer="layout" svg:width="1.905cm" svg:height="0.712cm" svg:x="16.875cm" svg:y="3.971cm">
          <draw:text-box>
            <text:p><text:span text:style-name="T1">local3</text:span></text:p>
          </draw:text-box>
        </draw:frame>
        <draw:frame draw:style-name="gr11" draw:text-style-name="P2" draw:layer="layout" svg:width="11.932cm" svg:height="0.712cm" svg:x="4.308cm" svg:y="10.906cm">
          <draw:text-box>
            <text:p><text:span text:style-name="T1">ssh -p 2201 abc@127.0.0.1 ==&gt; ssh -p 22 abc@local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8:39:58.728043408</meta:creation-date>
    <dc:date>2017-04-02T13:56:45.412646728</dc:date>
    <meta:editing-duration>PT16H33M30S</meta:editing-duration>
    <meta:editing-cycles>22</meta:editing-cycles>
    <meta:generator>LibreOffice/4.2.8.2$Linux_X86_64 LibreOffice_project/420m0$Build-2</meta:generator>
    <meta:document-statistic meta:object-count="31"/>
  </office:meta>
</office:document-meta>
</file>